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áficas de ejchrodinger</text:p>
      <text:p text:style-name="Standard"/>
      <text:p text:style-name="Standard">grafica 1; E=1, V=0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icolas Hayek</text:p>
        <text:p text:style-name="MP1">20111353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19:55:58</meta:creation-date>
    <dc:date>2013-08-22T20:05:02</dc:date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67" meta:non-whitespace-character-count="60"/>
    <meta:generator>LibreOffice/3.5$Linux_x86 LibreOffice_project/350m1$Build-2</meta:generator>
  </office:meta>
</office:document-meta>
</file>